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1"/>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Heading_20_3">
      <style:paragraph-properties fo:margin-top="0.0417in" fo:margin-bottom="0.0693in" fo:orphans="2" fo:widows="2"/>
    </style:style>
    <style:style style:name="P21" style:family="paragraph" style:parent-style-name="sectionheading">
      <style:paragraph-properties fo:margin-top="0.0417in" fo:margin-bottom="0.0555in" fo:orphans="2" fo:widows="2"/>
    </style:style>
    <style:style style:name="P22" style:family="paragraph" style:parent-style-name="Heading_20_1" style:master-page-name="Standard">
      <style:paragraph-properties fo:margin-top="0in" fo:margin-bottom="0in" fo:orphans="2" fo:widows="2" style:page-number="auto"/>
    </style:style>
    <style:style style:name="P23" style:family="paragraph" style:parent-style-name="Heading_20_2">
      <style:paragraph-properties fo:margin-top="0in" fo:margin-bottom="0.0972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4"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4" svg:width="2.7913in" svg:height="0.135in" svg:x="-0.5in" svg:y="0in">
        <draw:image xlink:href="Pictures/2000000700000FB5000000C94FDA4EAC.wmf" xlink:type="simple" xlink:show="embed" xlink:actuate="onLoad">
          <text:p/>
        </draw:image>
      </draw:frame>
      <text:h text:style-name="P22" text:outline-level="1">PersistenceCapable</text:h>
      <text:p text:style-name="P7"><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span text:style-name="T1">PersistenceCapable</text:span>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span text:style-name="T1">PersistenceCapable</text:span> prior to loading the class into the runtime environment. The enhancer additionally adds code to implement the methods defined by <text:span text:style-name="T1">PersistenceCapable</text:span>. Other enhancers can be used for specific binary-compatible JDO implementations.</text:p>
      <text:p text:style-name="P3">The <text:span text:style-name="T1">PersistenceCapable</text:span> interface is designed to avoid name conflicts in the scope of user-defined classes. All of its declared method names are prefixed with “jdo”. </text:p>
      <text:p text:style-name="P3">Class implementors may explicitly declare that the class implements <text:span text:style-name="T1">PersistenceCapable</text:span>. If this is done, the implementor must implement the <text:span text:style-name="T1">PersistenceCapable</text:span> contract, and the enhancer will ignore the class instead of enhancing it.</text:p>
      <text:p text:style-name="P3">The recommended (and only portable) approach for applications to interrogate the state of persistence-capable instances is to use the class <text:span text:style-name="T1">JDOHelper</text:span>, which provides static methods that delegate to the instance if it implements <text:span text:style-name="T1">PersistenceCapable</text:span>, and if not, attempts to find the JDO implementation responsible for the instance, and if unable to do so, returns the values that would have been returned by a transient instance.</text:p>
      <text:p text:style-name="P3">Classes that are to be detached from the persistence manager further implement the <text:span text:style-name="T2">Detachable</text:span>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JDOHelper instead of these methods.</text:p>
      <text:p text:style-name="P1">package javax.jdo.spi;</text:p>
      <text:p text:style-name="P1">public interface PersistenceCapable {</text:p>
      <text:p text:style-name="P8"><text:soft-page-break/><draw:frame draw:style-name="fr1" draw:name="1" text:anchor-type="as-char" svg:width="2.7917in" svg:height="0.1346in" draw:z-index="0"><draw:image xlink:href="Pictures/2000000700000FB5000000C94FDA4EAC.wmf" xlink:type="simple" xlink:show="embed" xlink:actuate="onLoad"/></draw:frame></text:p>
      <text:h text:style-name="P23" text:outline-level="2">Persistence Manager</text:h>
      <text:p text:style-name="P1">PersistenceManager jdoGetPersistenceManager();</text:p>
      <text:p text:style-name="P3">A7.1-1 [This method returns the associated <text:span text:style-name="T1">PersistenceManager</text:span>] or A7.1-2 [<text:span text:style-name="T1">null</text:span> if the instance is transient.]</text:p>
      <text:p text:style-name="P8"><draw:frame draw:style-name="fr1" draw:name="2" text:anchor-type="as-char" svg:width="2.7917in" svg:height="0.1346in" draw:z-index="0"><draw:image xlink:href="Pictures/2000000700000FB5000000C94FDA4EAC.wmf" xlink:type="simple" xlink:show="embed" xlink:actuate="onLoad"/></draw:frame></text:p>
      <text:h text:style-name="P23" text:outline-level="2">Make Dirty</text:h>
      <text:p text:style-name="P18">void jdoMakeDirty (String fieldName);</text:p>
      <text:p text:style-name="P18">void jdoMakeDirty (int fieldNumber);</text:p>
      <text:p text:style-name="P2">A7.2-1 [</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 A7.2-2 [This method returns with no effect if the instance is not detached or managed by a <text:span text:style-name="T1">StateManager</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detached and the field has not been loaded, <text:span text:style-name="T1">JDODetachedFieldAccessException</text:span> is thrown.</text:p>
      <text:p text:style-name="P3">A7.2-3 [If the same name is used for multiple fields (a class declares a field of the same name as a field in one of its superclasses) then the unqualified name refers to the most-derived class in which the field is declared to be persistent.]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0"><draw:image xlink:href="Pictures/2000000700000FB5000000C94FDA4EAC.wmf" xlink:type="simple" xlink:show="embed" xlink:actuate="onLoad"/></draw:frame></text:p>
      <text:h text:style-name="P23" text:outline-level="2">JDO Identity</text:h>
      <text:p text:style-name="P1">Object jdoGetObjectId();</text:p>
      <text:p text:style-name="P3">A7.3-1 [This method returns the JDO identity of the instance.] A7.3-2 [If the instance is transient, <text:span text:style-name="T1">null</text:span> is returned.] A7.3-3 [If the identity is being changed in a transaction, this method returns <text:soft-page-break/>the identity as of the beginning of the transaction.] If the instance is detached, this method returns the identity as of the time of detachment.</text:p>
      <text:p text:style-name="P1">Object jdoGetTransactionalObjectId();</text:p>
      <text:p text:style-name="P3">A7.3-4 [This method returns the JDO identity of the instance.] A7.3-5 [If the instance is transient, <text:span text:style-name="T1">null</text:span> is returned.] A7.3-6 [If the identity is being changed in a transaction, this method returns the current identity in the transaction.] If the instance is detached, this method returns the identity as of the time of detachment.</text:p>
      <text:h text:style-name="P20" text:outline-level="3">Version</text:h>
      <text:p text:style-name="P1">Object jdoGetVersion();</text:p>
      <text:p text:style-name="P3">A7.3.1-1 [This method returns the version of the instance.]</text:p>
      <text:p text:style-name="P8"><draw:frame draw:style-name="fr1" draw:name="4" text:anchor-type="as-char" svg:width="2.7917in" svg:height="0.1346in" draw:z-index="0"><draw:image xlink:href="Pictures/2000000700000FB5000000C94FDA4EAC.wmf" xlink:type="simple" xlink:show="embed" xlink:actuate="onLoad"/></draw:frame></text:p>
      <text:h text:style-name="P23" text:outline-level="2">Status interrogation</text:h>
      <text:p text:style-name="P3">The status interrogation methods return a boolean that represents the state of the instance:</text:p>
      <text:h text:style-name="P20" text:outline-level="3">Dirty</text:h>
      <text:p text:style-name="P1">boolean jdoIsDirty();</text:p>
      <text:p text:style-name="P3">A7.4.1-1 [Instances whose state has been changed in the current transaction return <text:span text:style-name="T1">true</text:span>.] A7.4.1-2 [Instances whose state has not been changed in the current transaction return <text:span text:style-name="T1">false</text:span> to a call to <text:span text:style-name="T1">jdoIsDirty</text:span>]A7.4.1-3 [. If the instance is transient or detached, <text:span text:style-name="T1">false</text:span> is returned.]</text:p>
      <text:h text:style-name="P20" text:outline-level="3">Transactional</text:h>
      <text:p text:style-name="P1">boolean jdoIsTransactional(); </text:p>
      <text:p text:style-name="P3">A7.4.2-1 [Instances whose state is associated with the current transaction return <text:span text:style-name="T1">true</text:span>]A7.4.2-2 [. Instances whose state has not been changed in the current transaction return <text:span text:style-name="T1">false</text:span> to a call to <text:span text:style-name="T1">jdoIsTransactional</text:span>] A7.4.2-3 [. If the instance is transient or detached, <text:span text:style-name="T1">false</text:span> is returned.]</text:p>
      <text:h text:style-name="P20" text:outline-level="3">Persistent</text:h>
      <text:p text:style-name="P1">boolean jdoIsPersistent();</text:p>
      <text:p text:style-name="P3">A7.4.3-1 [Instances that represent persistent objects in the datastore return <text:span text:style-name="T1">true</text:span>.] A7.4.3-2 [Instances that do not represent persistent objects in the datastore return <text:span text:style-name="T1">false</text:span> to a call to <text:span text:style-name="T1">jdoIsPersistent</text:span>]A7.4.3-3 [. If the instance is transient or detached, <text:span text:style-name="T1">false</text:span> is returned.]</text:p>
      <text:h text:style-name="P20" text:outline-level="3">New</text:h>
      <text:p text:style-name="P1">boolean jdoIsNew();</text:p>
      <text:p text:style-name="P3">A7.4.4-1 [Instances that have been made persistent in the current transaction return <text:span text:style-name="T1">true</text:span>.] A7.4.4-2 [Instances that have not been made persistent in the current transaction return <text:span text:style-name="T1">false</text:span> to a call to <text:span text:style-name="T1">jdoIsNew</text:span>]A7.4.4-3 [. If the instance is transient or detached, <text:span text:style-name="T1">false</text:span> is returned.]</text:p>
      <text:h text:style-name="P20" text:outline-level="3">Deleted</text:h>
      <text:p text:style-name="P1">boolean jdoIsDeleted();</text:p>
      <text:p text:style-name="P3"><text:soft-page-break/>A7.4.5-1 [Instances that have been deleted in the current transaction return <text:span text:style-name="T1">true</text:span>.] A7.4.5-2 [Instances that have not been deleted in the current transaction return <text:span text:style-name="T1">false</text:span> to a call to <text:span text:style-name="T1">jdoIsDeleted</text:span>]A7.4.5-3 [. If the instance is transient or detached, <text:span text:style-name="T1">false</text:span> is returned.]</text:p>
      <text:p text:style-name="P3"/>
      <text:h text:style-name="P20" text:outline-level="3">Detached</text:h>
      <text:p text:style-name="P1">boolean jdoIsDetached();</text:p>
      <text:p text:style-name="P5"> </text:p>
      <text:p text:style-name="P15">Table 3: State interrogation</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Detached</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Detached-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Detached-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A7.4.6-1 [Instances that have been detached return <text:span text:style-name="T1">true</text:span>.]</text:p>
      <text:p text:style-name="P8"><draw:frame draw:style-name="fr1" draw:name="5" text:anchor-type="as-char" svg:width="2.7917in" svg:height="0.1346in" draw:z-index="0"><draw:image xlink:href="Pictures/2000000700000FB5000000C94FDA4EAC.wmf" xlink:type="simple" xlink:show="embed" xlink:actuate="onLoad"/></draw:frame></text:p>
      <text:h text:style-name="P23" text:outline-level="2">New instance</text:h>
      <text:p text:style-name="P1">PersistenceCapable jdoNewInstance(StateManager sm);</text:p>
      <text:p text:style-name="P3"><text:soft-page-break/>A7.5-1 [This method creates a new instance of the class of the instance.] It is intended to be used as a performance optimization compared to constructing a new instance by reflection using the constructor. It is intended to be used only by JDO implementations, not by applications. A7.5-2 [If the class is abstract, <text:span text:style-name="T1">JDOFatalInternalException</text:span> is thrown.]</text:p>
      <text:p text:style-name="P1">PersistenceCapable jdoNewInstance(StateManager sm, Object oid);</text:p>
      <text:p text:style-name="P3">A7.5-3 [This method creates a new instance of the class of the instance, and copies key field values from the oid parameter instance.]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A7.5-4 [If the class is abstract, <text:span text:style-name="T1">null</text:span> is returned.]</text:p>
      <text:p text:style-name="P8"><draw:frame draw:style-name="fr1" draw:name="6" text:anchor-type="as-char" svg:width="2.7917in" svg:height="0.1346in" draw:z-index="0"><draw:image xlink:href="Pictures/2000000700000FB5000000C94FDA4EAC.wmf" xlink:type="simple" xlink:show="embed" xlink:actuate="onLoad"/></draw:frame></text:p>
      <text:h text:style-name="P23" text:outline-level="2">State Manager</text:h>
      <text:p text:style-name="P1">void jdoReplaceStateManager (StateManager sm)</text:p>
      <text:p text:style-name="P1"><text:tab/>throws SecurityException;</text:p>
      <text:p text:style-name="P3">A7.6-1 [This method sets the <text:span text:style-name="T1">jdoStateManager</text:span> field to the parameter.] This method is normally used by the <text:span text:style-name="T1">StateManager</text:span> during the process of making an instance persistent, transactional, or transient. A7.6-2 [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p>
      <text:p text:style-name="P8"><draw:frame draw:style-name="fr1" draw:name="7" text:anchor-type="as-char" svg:width="2.7917in" svg:height="0.1346in" draw:z-index="0"><draw:image xlink:href="Pictures/2000000700000FB5000000C94FDA4EAC.wmf" xlink:type="simple" xlink:show="embed" xlink:actuate="onLoad"/></draw:frame></text:p>
      <text:h text:style-name="P23" text:outline-level="2">Replace Flags</text:h>
      <text:p text:style-name="P1">void jdoReplaceFlags ();</text:p>
      <text:p text:style-name="P3">A7.7-1 [This method tells the instance to call the owning <text:span text:style-name="T1">StateManager</text:span>’s <text:span text:style-name="T1">replacingFlags </text:span>method to get a new value for the <text:span text:style-name="T1">jdoFlags</text:span> field.]</text:p>
      <text:p text:style-name="P8"><draw:frame draw:style-name="fr1" draw:name="8" text:anchor-type="as-char" svg:width="2.7917in" svg:height="0.1346in" draw:z-index="0"><draw:image xlink:href="Pictures/2000000700000FB5000000C94FDA4EAC.wmf" xlink:type="simple" xlink:show="embed" xlink:actuate="onLoad"/></draw:frame></text:p>
      <text:h text:style-name="P23" text:outline-level="2">Replace Fields</text:h>
      <text:p text:style-name="P1">void jdoReplaceField (int fieldNumber);</text:p>
      <text:p text:style-name="P3">A7.8-1 [This method gets a new value from the <text:span text:style-name="T1">StateManager</text:span> for the field specified in the parameter.] The field number must refer to a field declared in this class or in a superclass. </text:p>
      <text:p text:style-name="P1">void jdoReplaceFields (int[] fieldNumbers);</text:p>
      <text:p text:style-name="P3">A7.8-2 [This method iterates over the array of field numbers and calls <text:span text:style-name="T1">jdoReplaceField</text:span> for each one.]</text:p>
      <text:p text:style-name="P8"><text:soft-page-break/><draw:frame draw:style-name="fr1" draw:name="9" text:anchor-type="as-char" svg:width="2.7917in" svg:height="0.1346in" draw:z-index="0"><draw:image xlink:href="Pictures/2000000700000FB5000000C94FDA4EAC.wmf" xlink:type="simple" xlink:show="embed" xlink:actuate="onLoad"/></draw:frame></text:p>
      <text:h text:style-name="P23" text:outline-level="2">Provide Fields</text:h>
      <text:p text:style-name="P1">void jdoProvideField (int fieldNumber);</text:p>
      <text:p text:style-name="P3">A7.9-1 [This method provides the value of the specified field to the <text:span text:style-name="T1">StateManager</text:span>.] The field number must refer to a field declared in this class or in a superclass. </text:p>
      <text:p text:style-name="P1">void jdoProvideFields (int[] fieldNumbers);</text:p>
      <text:p text:style-name="P3">A7.9-2 [This method iterates over the array of field numbers and calls <text:span text:style-name="T1">jdoProvideField</text:span> for each one.]</text:p>
      <text:p text:style-name="P8"><draw:frame draw:style-name="fr1" draw:name="10" text:anchor-type="as-char" svg:width="2.7917in" svg:height="0.1346in" draw:z-index="0"><draw:image xlink:href="Pictures/2000000700000FB5000000C94FDA4EAC.wmf" xlink:type="simple" xlink:show="embed" xlink:actuate="onLoad"/></draw:frame></text:p>
      <text:h text:style-name="P23" text:outline-level="2">Copy Fields</text:h>
      <text:p text:style-name="P1">void jdoCopyFields (Object other, int[] fieldNumbers);</text:p>
      <text:p text:style-name="P1">void jdoCopyField (Object other, int fieldNumber);</text:p>
      <text:p text:style-name="P3">A7.10-1 [These methods copy fields from another instance of the same class.] A7.10-2 [These methods can be invoked only when both <text:span text:style-name="T1">this</text:span> and <text:span text:style-name="T1">other</text:span> are managed by the same <text:span text:style-name="T1">StateManager</text:span>. ]</text:p>
      <text:p text:style-name="P8"><draw:frame draw:style-name="fr1" draw:name="11" text:anchor-type="as-char" svg:width="2.7917in" svg:height="0.1346in" draw:z-index="0"><draw:image xlink:href="Pictures/2000000700000FB5000000C94FDA4EAC.wmf" xlink:type="simple" xlink:show="embed" xlink:actuate="onLoad"/></draw:frame></text:p>
      <text:h text:style-name="P23"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0"><draw:image xlink:href="Pictures/2000000700000FB5000000C94FDA4EAC.wmf" xlink:type="simple" xlink:show="embed" xlink:actuate="onLoad"/></draw:frame></text:p>
      <text:h text:style-name="P23" text:outline-level="2">JDO identity handling</text:h>
      <text:p text:style-name="P1">public Object jdoNewObjectIdInstance();</text:p>
      <text:p text:style-name="P3">A7.12-1 [This method creates a new instance of the class used for JDO identity.] It is intended only for application identity. A7.12-2 [If the class has been enhanced for datastore identity], or A7.12-3 [if the class is abstract, <text:span text:style-name="T1">null</text:span> is returned. ]</text:p>
      <text:p text:style-name="P3"><text:soft-page-break/>A7.12-38 [For classes using single field identity, this method must be called on an instance of a persistence-capable class with its primary key field initialized (not null), or a <text:span text:style-name="T1">JDONullIdentityException</text:span> is thrown.] </text:p>
      <text:p text:style-name="P3">A7.12-39 [The instance returned is initialized with the value(s) of the primary key field(s) of the instance on which the method is called.]</text:p>
      <text:p text:style-name="P1">public Object jdoNewObjectIdInstance(Object key);</text:p>
      <text:p text:style-name="P3">A7.12-20 [This method creates a new instance of the class used for JDO identity, using the appropriate constructor of the object id class. It is intended only for application identity, including single field identity.] A7.12-21 [If the class has been enhanced for datastore identity], or A7.12-22 [if the class is abstract],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pan text:style-name="T4"><text:tab/></text:span>A7.12-40 [<text:span text:style-name="T1">ObjectIdFieldSupplier</text:span>: the field value is fetched and used to construct the single field identity instance].</text:p>
      <text:p text:style-name="P16">•<text:span text:style-name="T4"><text:tab/></text:span>A7.12-41 [<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p>
      <text:p text:style-name="P16">•<text:span text:style-name="T4"><text:tab/></text:span>A7.12-42 [<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p>
      <text:p text:style-name="P16">•<text:span text:style-name="T4"><text:tab/></text:span>A7.12-43 [<text:span text:style-name="T1">Object</text:span>: for <text:span text:style-name="T1">ObjectIdentity</text:span>, the key type must be assignable from the parameter <text:span text:style-name="T1">key</text:span>].</text:p>
      <text:p text:style-name="P1">A7.12-23 [public void jdoCopyKeyFieldsToObjectId(Object oid);</text:p>
      <text:p text:style-name="P3">This method copies all key fields from this instance to the parameter.] A7.12-24 [The parameter must be an instance of the JDO identity class, or <text:span text:style-name="T1">ClassCastException</text:span> is thrown. If the class uses single field identity, this method always throws <text:span text:style-name="T1">JDOFatalInternalException</text:span>.]</text:p>
      <text:p text:style-name="P3">A7.12-4 [<text:span text:style-name="T1">jdoCopyKeyFieldsToObjectId (PersistenceCapable pc, Object oid)</text:span> copies all key fields from the first parameter to the second parameter]</text:p>
      <text:p text:style-name="P3">A7.12-5 [The first parameter of <text:span text:style-name="T1">jdoCopyKeyFieldsToObjectId (PersistenceCapable pc, Object oid)</text:span> must be of the same class as this intance, or a <text:span text:style-name="T1">ClassCastException</text:span> is thrown]</text:p>
      <text:p text:style-name="P3">A7.12-6 [. The second parameter of <text:span text:style-name="T1">jdoCopyKeyFieldsToObjectId (PersistenceCapable pc, Object oid)</text:span> must be an instance of the JDO identity class, or a <text:span text:style-name="T1">ClassCastException</text:span> is thrown.]</text:p>
      <text:p text:style-name="P3"/>
      <text:p text:style-name="P1">A7.12-7 [public void jdoCopyKeyFieldsToObjectId(ObjectIdFieldSupplier fs, Object oid);</text:p>
      <text:p text:style-name="P3">This method copies fields from the field manager instance to the second parameter instance.First parameter is ObjectIdFieldManager instead of ObjectIdFieldSupplier according to JDO Spec. 1.0 <text:soft-page-break/>Assertions.] A7.12-8 [Each key field in the <text:span text:style-name="T1">ObjectId</text:span> class matching a key field in the <text:span text:style-name="T1">PersistenceCapable</text:span> class is set by the execution of this method.] A7.12-9 [For each key field, the method of the <text:span text:style-name="T1">ObjectIdFieldSupplier</text:span> is called for the corresponding type of field.] A7.12-10 [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p>
      <text:p text:style-name="P1">A7.12-25 [public void jdoCopyKeyFieldsFromObjectId(ObjectIdFieldConsumer fc, Object oid);</text:p>
      <text:p text:style-name="P3">This method copies fields to the field manager instance from the second parameter instance.] A7.12-26 [Each key field in the <text:span text:style-name="T1">ObjectId</text:span> class matching a key field in the <text:span text:style-name="T1">PersistenceCapable</text:span> class is retrieved by the execution of this method.] A7.12-27 [For each key field, the method of the <text:span text:style-name="T1">ObjectIdFieldConsumer</text:span> is called for the corresponding type of field.] A7.12-28 [The second parameter must be an instance of the JDO identity class. If the parameter is not of the correct type, then <text:span text:style-name="T1">ClassCastException</text:span> is thrown.]</text:p>
      <text:h text:style-name="P21" text:outline-level="4"><text:tab/><text:tab/>interface ObjectIdFieldSupplier</text:h>
      <text:p text:style-name="P1">A7.12-11 [boolean fetchBooleanField (int fieldNumber);]</text:p>
      <text:p text:style-name="P1">A7.12-12 [byte fetchByteField (int fieldNumber);]</text:p>
      <text:p text:style-name="P1">A7.12-12 [char fetchCharField (int fieldNumber);]</text:p>
      <text:p text:style-name="P1">A7.12-13 [short fetchShortField (int fieldNumber);]</text:p>
      <text:p text:style-name="P1">A7.12-14 [int fetchIntField (int fieldNumber);]</text:p>
      <text:p text:style-name="P1">A7.12-15 [long fetchLongField (int fieldNumber);]</text:p>
      <text:p text:style-name="P1">A7.12-16 [float fetchFloatField (int fieldNumber);]</text:p>
      <text:p text:style-name="P1">A7.12-17 [double fetchDoubleField (int fieldNumber);]</text:p>
      <text:p text:style-name="P1">A7.12-18 [String fetchStringField (int fieldNumber);]</text:p>
      <text:p text:style-name="P1">A7.12-19 [Object fetchObjectField (int fieldNumber);]</text:p>
      <text:p text:style-name="P3">These methods all fetch one field from the field manager. The returned value is stored in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1" text:outline-level="4"><text:tab/><text:tab/>interface ObjectIdFieldConsumer</text:h>
      <text:p text:style-name="P1"><text:span text:style-name="T3">A7.12-29 [</text:span>void storeBooleanField (int fieldNumber, boolean value);<text:span text:style-name="T3">]</text:span></text:p>
      <text:p text:style-name="P1"><text:span text:style-name="T3">A7.12-30 [</text:span>void storeByteField (int fieldNumber, byte value);<text:span text:style-name="T3">]</text:span></text:p>
      <text:p text:style-name="P1"><text:span text:style-name="T3">A7.12-30 [</text:span>void storeCharField (int fieldNumber, char value);<text:span text:style-name="T3">]</text:span></text:p>
      <text:p text:style-name="P1"><text:span text:style-name="T3">A7.12-31 [</text:span>void storeShortField (int fieldNumber, short value);<text:span text:style-name="T3">]</text:span></text:p>
      <text:p text:style-name="P1"><text:span text:style-name="T3">A7.12-32 [</text:span>void storeIntField (int fieldNumber, int value);<text:span text:style-name="T3">]</text:span></text:p>
      <text:p text:style-name="P1"><text:span text:style-name="T3">A7.12-33 [</text:span>void storeLongField (int fieldNumber, long value);<text:span text:style-name="T3">]</text:span></text:p>
      <text:p text:style-name="P1"><text:span text:style-name="T3">A7.12-34 [</text:span>void storeFloatField (int fieldNumber, float value);<text:span text:style-name="T3">]</text:span></text:p>
      <text:p text:style-name="P1"><text:span text:style-name="T3">A7.12-35 [</text:span>void storeDoubleField (int fieldNumber, double value);<text:span text:style-name="T3">]</text:span></text:p>
      <text:p text:style-name="P1"><text:soft-page-break/><text:span text:style-name="T3">A7.12-36 [</text:span>void storeStringField (int fieldNumber, String value);<text:span text:style-name="T3">]</text:span></text:p>
      <text:p text:style-name="P1"><text:span text:style-name="T3">A7.12-37 [</text:span>void storeObjectField (int fieldNumber, Object value);<text:span text:style-name="T3">]</text:span></text:p>
      <text:p text:style-name="P3">These methods all store one field to the field manager. The value is retrieved from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1" text:outline-level="4"><text:tab/><text:tab/>interface ObjectIdFieldManager </text:h>
      <text:p text:style-name="P3">This interface is a convenience interface that extends both <text:span text:style-name="T1">ObjectIdFieldSupplier</text:span> and <text:span text:style-name="T1">ObjectIdFieldConsumer</text:span>.</text:p>
      <text:p text:style-name="P8"><draw:frame draw:style-name="fr1" draw:name="13" text:anchor-type="as-char" svg:width="2.7917in" svg:height="0.1346in" draw:z-index="0"><draw:image xlink:href="Pictures/2000000700000FB5000000C94FDA4EAC.wmf" xlink:type="simple" xlink:show="embed" xlink:actuate="onLoad"/></draw:frame></text:p>
      <text:h text:style-name="P23" text:outline-level="2">Detachable</text:h>
      <text:p text:style-name="P3">This interface contains the method used by the <text:span text:style-name="T1">StateManager</text:span> to manage the detached state in a detached instance. This interface is not intended to be used by application programs.</text:p>
      <text:p text:style-name="P3">The detached state is stored as a field in each instance of <text:span text:style-name="T1">Detachable</text:span>. The field is serialized so as to maintain the state of the instance while detached. While detached, only the <text:span text:style-name="T1">BitSet</text:span> of modified fields will be modified. The structure is as follows.</text:p>
      <text:p text:style-name="P1">Object[] jdoDetachedState;</text:p>
      <text:p text:style-name="P1">jdoDetachedState[0]: the Object Id of the instance</text:p>
      <text:p text:style-name="P1">jdoDetachedState[1]: the Version of the instance</text:p>
      <text:p text:style-name="P1">jdoDetachedState[2]: a BitSet of loaded fields</text:p>
      <text:p text:style-name="P1">jdoDetachedState[3]: a BitSet of modified fields</text:p>
      <text:p text:style-name="P1">package javax.jdo.spi;</text:p>
      <text:p text:style-name="P1">public interface Detachable {</text:p>
      <text:p text:style-name="P1"><text:tab/>A7.13-1 [void jdoReplaceDetachedState();</text:p>
      <text:p text:style-name="P1">}</text:p>
      <text:p text:style-name="P3">This method calls the <text:span text:style-name="T1">StateManager</text:span> with the current detached state instance as a parameter and replaces the current detached state instance with the value provided by the <text:span text:style-name="T1">StateManager</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6:31.17</meta:creation-date>
    <meta:editing-duration>PT4M21S</meta:editing-duration>
    <meta:generator>OpenOffice.org/3.4$Win32 OpenOffice.org_project/340m1$Build-9590</meta:generator>
    <dc:title>JDO_Chapter</dc:title>
    <dc:date>2012-06-30T16:18:29.75</dc:date>
    <meta:document-statistic meta:table-count="1" meta:image-count="14" meta:object-count="0" meta:page-count="9" meta:paragraph-count="215" meta:word-count="2684" meta:character-count="180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